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796cm" fo:min-width="3.382cm"/>
    </style:style>
    <style:style style:name="gr3" style:family="graphic" style:parent-style-name="standard">
      <style:graphic-properties draw:textarea-horizontal-align="justify" draw:textarea-vertical-align="middle" draw:auto-grow-height="false" fo:min-height="1.951cm" fo:min-width="10.69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2.1cm" svg:x="7cm" svg:y="1.8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5.5cm" svg:height="2.9cm" svg:x="7.5cm" svg:y="8.5cm">
          <text:p text:style-name="P1">For Loop</text:p>
          <text:p text:style-name="P1">(user_string,0,-1)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draw:layer="layout" svg:width="18.4cm" svg:height="2.2cm" svg:x="1cm" svg:y="5.2cm">
          <text:p text:style-name="P1">user_string = int(input("please enter a number:")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7.6cm" svg:height="2.3cm" svg:x="6.1cm" svg:y="13cm">
          <text:p text:style-name="P1">Output</text:p>
          <text:p text:style-name="P1">Mess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4" draw:text-style-name="P1" draw:layer="layout" svg:x1="10.2cm" svg:y1="3.9cm" svg:x2="10.2cm" svg:y2="5.2cm">
          <text:p/>
        </draw:line>
        <draw:line draw:style-name="gr4" draw:text-style-name="P1" draw:layer="layout" svg:x1="10.3cm" svg:y1="7.3cm" svg:x2="10.3cm" svg:y2="8.4cm">
          <text:p/>
        </draw:line>
        <draw:line draw:style-name="gr4" draw:text-style-name="P1" draw:layer="layout" svg:x1="10.1cm" svg:y1="11.4cm" svg:x2="10.1cm" svg:y2="13cm">
          <text:p/>
        </draw:line>
        <draw:custom-shape draw:style-name="gr1" draw:text-style-name="P1" draw:layer="layout" svg:width="6cm" svg:height="1.9cm" svg:x="6.6cm" svg:y="17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5" draw:text-style-name="P1" draw:layer="layout" svg:x1="13cm" svg:y1="9.9cm" svg:x2="15.8cm" svg:y2="9.9cm">
          <text:p/>
        </draw:line>
        <draw:line draw:style-name="gr5" draw:text-style-name="P1" draw:layer="layout" svg:x1="15.8cm" svg:y1="9.9cm" svg:x2="15.9cm" svg:y2="14.7cm">
          <text:p/>
        </draw:line>
        <draw:line draw:style-name="gr5" draw:text-style-name="P1" draw:layer="layout" svg:x1="15.9cm" svg:y1="14.7cm" svg:x2="12.6cm" svg:y2="14.6cm">
          <text:p/>
        </draw:line>
        <draw:line draw:style-name="gr4" draw:text-style-name="P1" draw:layer="layout" svg:x1="9.9cm" svg:y1="15.3cm" svg:x2="9.9cm" svg:y2="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14:11:09.670000000</meta:creation-date>
    <dc:date>2014-11-01T00:35:30.966000000</dc:date>
    <meta:editing-duration>PT3H38M23S</meta:editing-duration>
    <meta:editing-cycles>5</meta:editing-cycles>
    <meta:generator>LibreOffice/4.3.2.2$Windows_x86 LibreOffice_project/edfb5295ba211bd31ad47d0bad0118690f76407d</meta:generator>
    <meta:document-statistic meta:object-count="12"/>
  </office:meta>
</office:document-meta>
</file>